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1" style:family="text">
      <style:text-properties officeooo:rsid="00077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Standard"><text:tab/>Nowa zakładka dla <text:span text:style-name="T1">składników </text:span>do craftu</text:p>
      <text:p text:style-name="Standard"><text:tab/>Przerobić system odporności na normalne numerki(Nie części dziesiętne)</text:p>
      <text:p text:style-name="Standard"><text:tab/>Itemki powinny mieć napisane z jakiego są materiału</text:p>
      <text:p text:style-name="Standard"><text:tab/>Itemki powinny mieć wypisane durability na slocie</text:p>
      <text:p text:style-name="Standard"><text:tab/>Pasek ceny powninen być mniejszy + zawierać ikone waluty</text:p>
      <text:p text:style-name="Standard"><text:tab/>Dodać skalowanie mocy itemu z jego materiałem</text:p>
      <text:p text:style-name="Standard"><text:tab/>Dodać informacje na temat obsługi menu w odpowiednich paskach</text:p>
      <text:p text:style-name="Standard"><text:tab/>Itemy przywracające powiny mieć w statytystykach że leczą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Standard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/>
      <text:p text:style-name="Standard"><text:s text:c="4"/>Enemy:</text:p>
      <text:p text:style-name="Standard"><text:tab/>Wymyśleć poprawki w dropieniu itemów z przeciwników</text:p>
      <text:p text:style-name="Standard"/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Standard"><text:tab/>Dołożyć ekran ładowania podczas genereowania</text:p>
      <text:p text:style-name="Standard"><text:tab/>Schować wygenereowane elementy tak żeby nie generwały się kilkukrotnie</text:p>
      <text:p text:style-name="Standard"><text:tab/>Poprawić ten brzydki klocek z magii ziemi</text:p>
      <text:p text:style-name="Standard"/>
      <text:p text:style-name="Standard"/>
      <text:p text:style-name="Standard">BUGFIX :</text:p>
      <text:p text:style-name="Standard"><text:s text:c="3"/>Przewijanie w jednej zakładce nie działa prawidłowo klocek wyskakuje w sciane</text:p>
      <text:p text:style-name="Standard"><text:s text:c="3"/>(!)W zakładce Skilli w 2 rzedzie rzuca out_of_bound po nacisnieciu w prawo</text:p>
      <text:p text:style-name="Standard"><text:s text:c="3"/>(?)Itemki z craftu nie powinny mieć premii</text:p>
      <text:p text:style-name="Standard"><text:s text:c="3"/>(!)Itemki nie skalują się z rzeczywistymi wartościami</text:p>
      <text:p text:style-name="Standard"><text:s text:c="3"/>(?)Wyeliminować przeciwników chodzących tyłem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Standard"><text:s text:c="3"/>(?)Trochnalis ma problem z animacją w prawo </text:p>
      <text:p text:style-name="Standard"><text:s text:c="3"/>(!)Przy zmianie planszy FLA-S próbował skorzystać ze zwolnionej uprzednio instancji Astara</text:p>
      <text:p text:style-name="Standard"/>
      <text:p text:style-name="Standard"/>
      <text:p text:style-name="Standard">STATUS GRY : NIE GRYWALNA - Błędy krytycz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0T13:08:14.886000000</dc:date>
    <meta:editing-duration>PT49S</meta:editing-duration>
    <meta:editing-cycles>1</meta:editing-cycles>
    <meta:document-statistic meta:table-count="0" meta:image-count="0" meta:object-count="0" meta:page-count="1" meta:paragraph-count="34" meta:word-count="217" meta:character-count="1593" meta:non-whitespace-character-count="1339"/>
    <meta:generator>LibreOffice/6.2.0.3$Windows_X86_64 LibreOffice_project/98c6a8a1c6c7b144ce3cc729e34964b47ce25d62</meta:generator>
  </office:meta>
</office:document-meta>
</file>